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76cm" draw:marker-start-width="0.529cm" draw:marker-end-width="0.529cm" draw:textarea-horizontal-align="justify" draw:textarea-vertical-align="middle" draw:auto-grow-height="false" fo:min-height="0cm" fo:min-width="0cm" fo:padding-top="0.213cm" fo:padding-bottom="0.213cm" fo:padding-left="0.338cm" fo:padding-right="0.338cm" draw:shadow="visible" draw:shadow-offset-x="0.201cm" draw:shadow-offset-y="0.201cm" draw:shadow-color="#cccccc"/>
    </style:style>
    <style:style style:name="gr2" style:family="graphic" style:parent-style-name="standard">
      <style:graphic-properties svg:stroke-width="0.176cm" draw:marker-start-width="0.529cm" draw:marker-end-width="0.529cm" draw:fill-color="#99cccc" draw:textarea-vertical-align="middle" fo:padding-top="0.213cm" fo:padding-bottom="0.213cm" fo:padding-left="0.338cm" fo:padding-right="0.338cm" draw:shadow="hidden" draw:shadow-offset-x="0.201cm" draw:shadow-offset-y="0.201cm" draw:shadow-color="#cccccc"/>
    </style:style>
    <style:style style:name="gr3" style:family="graphic" style:parent-style-name="standard">
      <style:graphic-properties svg:stroke-width="0.212cm" draw:marker-start-width="0.837cm" draw:marker-end-width="0.837cm" draw:textarea-horizontal-align="justify" draw:textarea-vertical-align="middle" draw:auto-grow-height="false" fo:min-height="0cm" fo:min-width="0cm" fo:padding-top="0.231cm" fo:padding-bottom="0.231cm" fo:padding-left="0.356cm" fo:padding-right="0.356cm" draw:shadow="visible" draw:shadow-offset-x="0.201cm" draw:shadow-offset-y="0.201cm" draw:shadow-color="#dddddd"/>
    </style:style>
    <style:style style:name="gr4" style:family="graphic" style:parent-style-name="standard">
      <style:graphic-properties svg:stroke-width="0.141cm" draw:marker-start-width="0.624cm" draw:marker-end-width="0.624cm" draw:fill-color="#99cccc" draw:textarea-vertical-align="middle" fo:padding-top="0.195cm" fo:padding-bottom="0.195cm" fo:padding-left="0.32cm" fo:padding-right="0.32cm" draw:shadow="hidden" draw:shadow-offset-x="0.201cm" draw:shadow-offset-y="0.201cm" draw:shadow-color="#dddddd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g>
            <draw:g>
              <draw:custom-shape draw:style-name="gr1" draw:text-style-name="P1" draw:layer="layout" svg:width="8.348cm" svg:height="7.914cm" svg:x="5.253cm" svg:y="9.439cm">
                <text:p/>
                <draw:enhanced-geometry svg:viewBox="0 0 21600 21600" draw:path-stretchpoint-x="10800" draw:path-stretchpoint-y="10800" draw:text-areas="?f3 ?f4 ?f5 ?f6" draw:type="round-rectangle" draw:modifiers="965.98639455782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rect draw:style-name="gr2" draw:text-style-name="P1" draw:layer="layout" svg:width="7.422cm" svg:height="1.063cm" svg:x="5.714cm" svg:y="10.011cm">
                <text:p/>
              </draw:rect>
            </draw:g>
            <draw:g>
              <draw:custom-shape draw:style-name="gr3" draw:text-style-name="P1" draw:layer="layout" svg:width="4.257cm" svg:height="3.281cm" svg:x="10.027cm" svg:y="15.189cm">
                <text:p/>
                <draw:enhanced-geometry svg:viewBox="0 0 21600 21600" draw:path-stretchpoint-x="10800" draw:path-stretchpoint-y="10800" draw:text-areas="?f3 ?f4 ?f5 ?f6" draw:type="round-rectangle" draw:modifiers="965.986394557823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rect draw:style-name="gr4" draw:text-style-name="P1" draw:layer="layout" svg:width="3.784cm" svg:height="0.441cm" svg:x="10.262cm" svg:y="15.426cm">
                <text:p/>
              </draw:rect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4-13T00:23:04</meta:creation-date>
    <dc:date>2022-04-13T00:41:37</dc:date>
    <meta:editing-duration>PT18M34S</meta:editing-duration>
    <meta:editing-cycles>2</meta:editing-cycles>
    <meta:generator>OpenOffice/4.1.4$Unix OpenOffice.org_project/414m5$Build-9788</meta:generator>
    <meta:document-statistic meta:object-count="8"/>
  </office:meta>
</office:document-meta>
</file>